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ngXian" svg:font-family="DengXian" style:font-family-generic="system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fo:font-size="12pt" fo:font-weight="bold" style:font-size-asian="12pt" style:font-weight-asian="bold"/>
    </style:style>
    <style:style style:name="P2" style:family="paragraph" style:parent-style-name="Normal">
      <style:text-properties officeooo:paragraph-rsid="0004878d"/>
    </style:style>
    <style:style style:name="P3" style:family="paragraph" style:parent-style-name="Normal">
      <style:text-properties officeooo:paragraph-rsid="0004ba94"/>
    </style:style>
    <style:style style:name="P4" style:family="paragraph" style:parent-style-name="Normal">
      <style:text-properties officeooo:paragraph-rsid="0005e1d1"/>
    </style:style>
    <style:style style:name="P5" style:family="paragraph" style:parent-style-name="Normal" style:list-style-name="L1">
      <style:text-properties officeooo:paragraph-rsid="0005e1d1"/>
    </style:style>
    <style:style style:name="P6" style:family="paragraph" style:parent-style-name="Normal">
      <style:text-properties officeooo:paragraph-rsid="00098067"/>
    </style:style>
    <style:style style:name="P7" style:family="paragraph" style:parent-style-name="Normal">
      <style:paragraph-properties fo:break-before="page"/>
    </style:style>
    <style:style style:name="P8" style:family="paragraph" style:parent-style-name="Normal">
      <style:paragraph-properties fo:break-before="page"/>
      <style:text-properties officeooo:paragraph-rsid="00098067"/>
    </style:style>
    <style:style style:name="T1" style:family="text">
      <style:text-properties officeooo:rsid="00027abc"/>
    </style:style>
    <style:style style:name="T2" style:family="text">
      <style:text-properties officeooo:rsid="0004878d"/>
    </style:style>
    <style:style style:name="T3" style:family="text">
      <style:text-properties officeooo:rsid="0004ba94"/>
    </style:style>
    <style:style style:name="T4" style:family="text">
      <style:text-properties officeooo:rsid="0005e1d1"/>
    </style:style>
    <style:style style:name="T5" style:family="text">
      <style:text-properties officeooo:rsid="0007261c"/>
    </style:style>
    <style:style style:name="T6" style:family="text">
      <style:text-properties officeooo:rsid="0007dea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officeooo:rsid="000980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ell Detection </text:p>
      <text:p text:style-name="Normal">Name: <text:span text:style-name="T5">Duplicated Code</text:span></text:p>
      <text:p text:style-name="Normal">Location: &lt; Model/set_up_class.py/SetUp/set_over_string/Line3<text:span text:style-name="T2">4</text:span> and <text:span text:style-name="T2">60</text:span>&gt;</text:p>
      <text:p text:style-name="Normal">Location: &lt; Model/set_up_class.py/SetUp/set_<text:span text:style-name="T2">up_class_name</text:span>/Line<text:span text:style-name="T2">72</text:span> and <text:span text:style-name="T2">80</text:span>&gt;</text:p>
      <text:p text:style-name="Normal">Location: &lt; Model/<text:span text:style-name="T2">s</text:span>et_up_class.py/SetUp/<text:span text:style-name="T2">s</text:span>et_<text:span text:style-name="T2">up</text:span>_<text:span text:style-name="T2">attributes/</text:span>Line<text:span text:style-name="T2">94</text:span> and <text:span text:style-name="T2">103</text:span>&gt;</text:p>
      <text:p text:style-name="Normal">Location: &lt; Model/set_up_class.py/SetUp/set_<text:span text:style-name="T2">up_method_name</text:span>/Line<text:span text:style-name="T2">113</text:span> and <text:span text:style-name="T2">122</text:span>&gt;</text:p>
      <text:p text:style-name="P2">Location: &lt; Model/set_up_class.py/SetUp/set_<text:span text:style-name="T2">up_relationship</text:span>/Line<text:span text:style-name="T2">133</text:span> and <text:span text:style-name="T2">147</text:span>&gt;</text:p>
      <text:p text:style-name="P2">Location: &lt; Model/<text:span text:style-name="T2">s</text:span>et_up_class.py/SetUp/<text:span text:style-name="T2">clean_up_relationships/</text:span>Line<text:span text:style-name="T2">179</text:span> and <text:span text:style-name="T2">198</text:span>&gt;</text:p>
      <text:p text:style-name="P2">Location: &lt; Model/set_up_class.py/SetUp/<text:span text:style-name="T2">reverse_words</text:span>/Line<text:span text:style-name="T2">208</text:span> and <text:span text:style-name="T2">210</text:span>&gt;</text:p>
      <text:p text:style-name="P2">Location: &lt; Model/set_up_class.py/SetUp/<text:span text:style-name="T3">clean_up_data</text:span>/Line<text:span text:style-name="T3">232</text:span> and <text:span text:style-name="T3">246</text:span>&gt;</text:p>
      <text:p text:style-name="P2">Location: &lt; Model/<text:span text:style-name="T3">file_reader</text:span>.py/<text:span text:style-name="T3">FileReader</text:span>/<text:span text:style-name="T3">file_reader/</text:span>Line<text:span text:style-name="T3">15</text:span> and <text:span text:style-name="T3">27</text:span>&gt;</text:p>
      <text:p text:style-name="P3">Location: &lt; Model/<text:span text:style-name="T3">file_reader</text:span>.py/<text:span text:style-name="T3">FileReader</text:span>/<text:span text:style-name="T3">file_reader/</text:span>Line<text:span text:style-name="T3">16</text:span> and <text:span text:style-name="T3">25</text:span>&gt;</text:p>
      <text:p text:style-name="P3">Location: &lt; Model/<text:span text:style-name="T3">file_writer</text:span>.py/<text:span text:style-name="T3">FileWriter</text:span>/<text:span text:style-name="T3">file_writer/</text:span>Line<text:span text:style-name="T3">13</text:span> and <text:span text:style-name="T3">43</text:span>&gt;</text:p>
      <text:p text:style-name="P3">Location: &lt; Model/<text:span text:style-name="T3">file_writer</text:span>.py/<text:span text:style-name="T3">FileWriter</text:span>/<text:span text:style-name="T3">file_writer/</text:span>Line<text:span text:style-name="T3">14</text:span> and <text:span text:style-name="T3">41</text:span>&gt;</text:p>
      <text:p text:style-name="P3">Location: &lt; Model/<text:span text:style-name="T3">file_writer</text:span>.py/<text:span text:style-name="T3">FileWriter</text:span>/<text:span text:style-name="T3">file_writer/</text:span>Line<text:span text:style-name="T3">15</text:span> and <text:span text:style-name="T3">39</text:span>&gt;</text:p>
      <text:p text:style-name="P3">Location: &lt; Model/<text:span text:style-name="T3">validate_data</text:span>.py/<text:span text:style-name="T3">ValidateData</text:span>/<text:span text:style-name="T3">validate_test_loader/</text:span>Line<text:span text:style-name="T3">29 </text:span>and <text:span text:style-name="T3">52</text:span>&gt;</text:p>
      <text:p text:style-name="Normal"/>
      <text:p text:style-name="Normal">Reasons:</text:p>
      <text:p text:style-name="Normal">1. <text:span text:style-name="T4">the problem is with all the error checks I repeat the same code </text:span></text:p>
      <text:p text:style-name="Normal">2. <text:span text:style-name="T6">this take up space and <text:s/></text:span></text:p>
      <text:p text:style-name="Normal">…</text:p>
      <text:p text:style-name="P4">Strategies/ approaches: </text:p>
      <text:list xml:id="list4198724278" text:style-name="L1">
        <text:list-item>
          <text:p text:style-name="P5"><text:span text:style-name="T5">Extacted at to a Super Class: I maked a class with a expilicted method to cut down on the code lines and made it easier to read and check for errors</text:span></text:p>
        </text:list-item>
      </text:list>
      <text:p text:style-name="P4"><text:span text:style-name="T4">Problems: I couldn’t get the if or else statments cut down because I couldn’t make the string in to a “self” type. This ment I still have the code in place </text:span></text:p>
      <text:p text:style-name="P4"/>
      <text:p text:style-name="P7">Name: <text:span text:style-name="T1">long methods </text:span></text:p>
      <text:p text:style-name="Normal">Location: &lt; Model&gt;‐&lt; set_up_class.py&gt;‐&lt; SetUp&gt;‐&lt; set_over_string&gt;‐&lt; Line31 and 51&gt;</text:p>
      <text:p text:style-name="Normal">Reasons:</text:p>
      <text:p text:style-name="Normal">1. this method is </text:p>
      <text:p text:style-name="Normal">2. …</text:p>
      <text:p text:style-name="Normal">…</text:p>
      <text:p text:style-name="Normal">Strategies/ approaches: &lt;e.g., extract method&gt;</text:p>
      <text:p text:style-name="Normal"/>
      <text:p text:style-name="Normal"/>
      <text:p text:style-name="Normal"/>
      <text:p text:style-name="P8">Name: <text:span text:style-name="T8">Dead code</text:span></text:p>
      <text:p text:style-name="P6">Location: &lt; Model&gt;‐&lt; set_up_class.py&gt;‐&lt; SetUp&gt;‐&lt; set_over_string&gt;‐&lt; Line31 and 51&gt;</text:p>
      <text:p text:style-name="P6">Reasons:</text:p>
      <text:p text:style-name="P6">1. this method is </text:p>
      <text:p text:style-name="P6">2. …</text:p>
      <text:p text:style-name="P6">…</text:p>
      <text:p text:style-name="P6">Strategies/ approaches: &lt;e.g., extract method&gt;</text:p>
      <text:p text:style-name="P7"><text:span text:style-name="T7">Tests Development</text:span></text:p>
      <text:p text:style-name="Normal"/>
      <text:p text:style-name="Normal"/>
      <text:p text:style-name="Normal">Jfdslkaf</text:p>
      <text:p text:style-name="Normal"/>
      <text:p text:style-name="Normal">Jdsflkjs</text:p>
      <text:p text:style-name="Normal"/>
      <text:p text:style-name="P7"><text:span text:style-name="T7">Refactoring </text:span></text:p>
      <text:p text:style-name="Normal">gsdfgfd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ngXian" svg:font-family="DengXia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NZ" fo:font-style="normal" style:text-underline-style="none" fo:font-weight="normal" style:letter-kerning="false" style:font-name-asian="DengXi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NZ" fo:font-style="normal" style:text-underline-style="none" fo:font-weight="normal" style:letter-kerning="false" fo:background-color="transparent" style:font-name-asian="DengXi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_64 LibreOffice_project/3d9a8b4b4e538a85e0782bd6c2d430bafe583448</meta:generator>
    <dc:title/>
    <dc:description/>
    <dc:subject/>
    <meta:initial-creator>Simon Broekman</meta:initial-creator>
    <meta:creation-date>2019-04-21T22:56:00Z</meta:creation-date>
    <dc:date>2019-04-28T10:42:45.894000000</dc:date>
    <meta:editing-cycles>4</meta:editing-cycles>
    <meta:editing-duration>PT6H13M59S</meta:editing-duration>
    <meta:document-statistic meta:table-count="0" meta:image-count="0" meta:object-count="0" meta:page-count="5" meta:paragraph-count="42" meta:word-count="218" meta:character-count="1891" meta:non-whitespace-character-count="1706"/>
    <meta:template xlink:type="simple" xlink:actuate="onRequest" xlink:title="" xlink:href="Normal.dotm"/>
  </office:meta>
</office:document-meta>
</file>